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4" style:family="paragraph" style:parent-style-name="Text_20_body" style:list-style-name="L1"/>
    <style:style style:name="T1" style:family="text">
      <style:text-properties style:font-name="Times New Roman1"/>
    </style:style>
    <style:style style:name="T2" style:family="text">
      <style:text-properties fo:color="#9999ff"/>
    </style:style>
    <style:style style:name="T3" style:family="text">
      <style:text-properties style:text-underline-style="none"/>
    </style:style>
    <style:style style:name="T4" style:family="text">
      <style:text-properties fo:font-weight="normal"/>
    </style:style>
    <style:style style:name="T5" style:family="text">
      <style:text-properties style:font-weight-asian="normal"/>
    </style:style>
    <style:style style:name="T6" style:family="text">
      <style:text-properties style:font-weight-complex="normal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gavelist til frigivelse af version 1:</text:p>
      <text:p text:style-name="P2"/>
      <text:p text:style-name="P2"/>
      <text:p text:style-name="P2"/>
      <text:list xml:id="list1036945978" text:style-name="L1">
        <text:list-item>
          <text:p text:style-name="P1">Report værktøj til “epicmd”:<text:line-break/><text:line-break/>epidatacmd report  -question   -o output filnavn <text:line-break/>EpiData epx block files in: xxxxxx (mappe) ..... <text:line-break/>   Created: dato og tid <text:line-break/><text:line-break/>   Files contained:   (ldit som oversigten hvis man vælger add structure) <text:line-break/>   1 fil/project  -dato oprettet - antal felter - title <text:line-break/>   2 fil/project  -dato oprettet - antal felter - title <text:line-break/>   3 fil/project  -dato oprettet - antal felter - title <text:line-break/>   4 fil/project  -dato oprettet - antal felter - title <text:line-break/>   5 fil/project  -dato oprettet - antal felter - title <text:line-break/>   etc <text:line-break/><text:line-break/>   dernæst følger visning for hver af projekterne (dvs. databaser i projekterne) <text:line-break/><text:line-break/>Project 1: <text:line-break/>   Contents: <text:line-break/>      database1  antal felter <text:line-break/><text:line-break/>      field type        fieldname    question <text:line-break/>       I2          V1        qasdf sdf asfd asdf <text:line-break/>       I1        v2          sdfasdf asf sdf saf <text:line-break/>       etc <text:line-break/><text:line-break/>      database2  antal felter <text:line-break/>      field type        fieldname    question <text:line-break/>       I2          Vs1        qasdf sdf asfd asdf <text:line-break/>       I1        vs2          sdfasdf asf sdf saf <text:line-break/>       etc <text:line-break/></text:p>
        </text:list-item>
        <text:list-item>
          <text:p text:style-name="P4">Font størrelse styring. Dvs. via en faktor til aktuel størrelse. </text:p>
          <text:list>
            <text:list-item>
              <text:p text:style-name="P4">gælder både m+e</text:p>
            </text:list-item>
          </text:list>
        </text:list-item>
        <text:list-item>
          <text:p text:style-name="P4">Value label form skal som option i entry client angives med enten: </text:p>
          <text:list>
            <text:list-item>
              <text:p text:style-name="P4">som nu lige ved siden af feltet </text:p>
            </text:list-item>
            <text:list-item>
              <text:p text:style-name="P4">valgfrit bestemt af brugeren og med autosave af placering</text:p>
            </text:list-item>
          </text:list>
        </text:list-item>
        <text:list-item>
          <text:p text:style-name="P4">”Default project settings” i general settings. </text:p>
        </text:list-item>
        <text:list-item>
          <text:p text:style-name="P4">About box. </text:p>
        </text:list-item>
        <text:list-item>
          <text:p text:style-name="P4">Dokumentation af struktur tilføjet de seneste par måneder (show structure) </text:p>
        </text:list-item>
        <text:list-item>
          <text:p text:style-name="P4">Når filer tilføjes ved add structure kan det ske, at value label set allerede er defineret:<text:line-break/>    Der skal genereres en generel setup option på manager niveau:<text:line-break/>                          value label names:  [Keep first | Rename]<text:line-break/>      rename: det er som nu<text:line-break/>      keep first:  brug den første med et givet navn (skal være default) <text:line-break/><text:soft-page-break/>           Altid: rename, hvis den nye value label er til en anden felt type</text:p>
        </text:list-item>
        <text:list-item>
          <text:p text:style-name="P4">Rapport over spørgsmål, der indgår i alle blokke i en given mappe. <text:line-break/>Dette forventes at blive en "tool" i manager </text:p>
          <text:list>
            <text:list-item>
              <text:p text:style-name="P4">læs alle filer i en mappe brugeren udpeger </text:p>
            </text:list-item>
            <text:list-item>
              <text:p text:style-name="P4">udform en rapport med indhold:  (flad text fil), se nederst i mail:</text:p>
            </text:list-item>
          </text:list>
        </text:list-item>
        <text:list-item>
          <text:p text:style-name="P4"><text:span text:style-name="T1">Heading highlightes ikke altid i Manager</text:span> </text:p>
        </text:list-item>
        <text:list-item>
          <text:p text:style-name="P4"><text:span text:style-name="T1">Der kom usystematisk access violation når jeg slår "vis feltnavne" til og fra.</text:span> </text:p>
        </text:list-item>
        <text:list-item>
          <text:p text:style-name="P4"><text:span text:style-name="T1">Copy/Paste medtager IKKE calculations og evt. andre specielle funktioner</text:span></text:p>
        </text:list-item>
        <text:list-item>
          <text:p text:style-name="P4"><text:span text:style-name="T1">Indlæsning af .REC filer med password</text:span> </text:p>
        </text:list-item>
        <text:list-item>
          <text:p text:style-name="P4"><text:span text:style-name="T1">Flyspray #67 (Stata import, problems with missing).</text:span> </text:p>
        </text:list-item>
        <text:list-item>
          <text:p text:style-name="P4"><text:span text:style-name="T1">Flyspray #70 (Paste into uppercase field).</text:span> </text:p>
        </text:list-item>
        <text:list-item>
          <text:p text:style-name="P4"><text:span text:style-name="T1">Flyspray #59 (EpiData Manager crashes on "Check Version Online" in Help menu)</text:span> </text:p>
        </text:list-item>
        <text:list-item>
          <text:p text:style-name="P4"><text:span text:style-name="T1">Flyspray #75 (Oprettelse af Section i windows/Mac fungerer ikke godt)</text:span> </text:p>
        </text:list-item>
        <text:list-item>
          <text:p text:style-name="P4"><text:span text:style-name="T1">Flyspray #77 (Old dates for MAC appalications) </text:span></text:p>
          <text:list>
            <text:list-item>
              <text:p text:style-name="P4"><text:span text:style-name="T1">hvad går det ud på ?</text:span></text:p>
            </text:list-item>
          </text:list>
        </text:list-item>
        <text:list-item>
          <text:p text:style-name="P4"><text:span text:style-name="T1">Flyspray #69 ("Paste As.." skal placere felter der hvor musen er)</text:span> </text:p>
        </text:list-item>
        <text:list-item>
          <text:p text:style-name="P4"><text:span text:style-name="T1">Valuelabels bør ikke kunne indeholde tomme labels</text:span> </text:p>
        </text:list-item>
        <text:list-item>
          <text:p text:style-name="P4"><text:span text:style-name="T1">tastatur layout på Mac og generelt</text:span> </text:p>
        </text:list-item>
        <text:list-item>
          <text:p text:style-name="P4"><text:span text:style-name="T1">opdatering af wiki</text:span> </text:p>
        </text:list-item>
        <text:list-item>
          <text:p text:style-name="P4"><text:span text:style-name="T1">link til wiki i entryclient</text:span></text:p>
        </text:list-item>
        <text:list-item>
          <text:p text:style-name="P1">M: Tilpasning af SHOW STRUCTURE</text:p>
          <text:list>
            <text:list-item>
              <text:p text:style-name="P1">tilføj det som er defineret mht. range etc.</text:p>
            </text:list-item>
            <text:list-item>
              <text:p text:style-name="P1">tilføj det øvrige</text:p>
            </text:list-item>
          </text:list>
        </text:list-item>
        <text:list-item>
          <text:p text:style-name="P1">Statisk visning (øjebliksbillede) af fil struktur og ”checks”. <text:line-break/>Vises i særskilt ”rapport form”, som brugeren kan printe. <text:s/>Formen skal være en, som vi kan bruge til forskellige former for rapporter, fx validate mm. </text:p>
        </text:list-item>
        <text:list-item>
          <text:p text:style-name="P1">e+m: Flere sprog i question og labels</text:p>
        </text:list-item>
        <text:list-item>
          <text:p text:style-name="P1">Størrelse af font på skærmen. Simpel (faktor)</text:p>
        </text:list-item>
        <text:list-item>
          <text:p text:style-name="P1">e: søgning i enkeltfelter, inkl gridvisning </text:p>
        </text:list-item>
        <text:list-item>
          <text:p text:style-name="P1">fastlåsning af version 1 af filstruktur</text:p>
        </text:list-item>
        <text:list-item>
          <text:p text:style-name="P1">nye felttyper: autocreatetime time at first creation of this record <text:line-break/>autocreateDMY date where record was created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Christiansen</meta:initial-creator>
    <meta:creation-date>2011-04-26T10:26:35</meta:creation-date>
    <dc:date>2011-04-26T10:50:52</dc:date>
    <dc:creator>Torsten Christiansen</dc:creator>
    <meta:editing-duration>PT00H24M18S</meta:editing-duration>
    <meta:editing-cycles>5</meta:editing-cycles>
    <meta:generator>OpenOffice.org/3.2$Unix OpenOffice.org_project/320m12$Build-9483</meta:generator>
    <meta:document-statistic meta:table-count="0" meta:image-count="0" meta:object-count="0" meta:page-count="2" meta:paragraph-count="38" meta:word-count="546" meta:character-count="3464"/>
  </office:meta>
</office:document-meta>
</file>